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6.7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     "skip_count": 0,   "location":[         79.15682170540093,         12.968412712678756       ],   "location_max_distance":10 } </text:p>
            <text:p>first the count will be 0 and then it is incremented by 10 every time to fetch next 10 records viceversa </text:p>
            <text:p>This call can be made with as well as without location filter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Get my post</text:p>
          </table:table-cell>
          <table:table-cell office:value-type="string" calcext:value-type="string">
            <text:p>/post/my_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Edit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4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llow/Un Follow user</text:p>
          </table:table-cell>
          <table:table-cell table:style-name="ce9" office:value-type="string" calcext:value-type="string">
            <text:p>profile/follow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588716ec1280f81b71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ck User</text:p>
          </table:table-cell>
          <table:table-cell table:style-name="ce9" office:value-type="string" calcext:value-type="string">
            <text:p>/profile/block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3e8716ec1280f81b6f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dd/update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1">
          <table:table-cell office:value-type="string" calcext:value-type="string">
            <text:p>Get my collection</text:p>
          </table:table-cell>
          <table:table-cell office:value-type="string" calcext:value-type="string">
            <text:p><text:span text:style-name="T1">/collection</text:span>/my_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“code”:200,”status”:”Success”,”data”: collection json{ posts: post json{}}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move from collection</text:p>
          </table:table-cell>
          <table:table-cell office:value-type="string" calcext:value-type="string">
            <text:p>/collection/remov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2">
          <table:table-cell office:value-type="string" calcext:value-type="string">
            <text:p>Get my activity</text:p>
          </table:table-cell>
          <table:table-cell office:value-type="string" calcext:value-type="string">
            <text:p>/activity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   "code": 200,   "data": [{ </text:p>
            <text:p>"description": "admin_hari have added my post  to collection",</text:p>
            <text:p> "id": "5f1c36d4556cd2921f1293d3",       "user": {         "following": false,         "id": "5ef38c44531fe27876b53051",         "language": "en/US",         "name": "Hari Admin",         "profile_image": "",         "user_name": "admin_hari"       }     },     {       "description": "admin_hari have added my post  to collection",       "id": "5f1c39cfe0162c2fe92500ee",       "user": {         "following": false,         "id": "5ef38c44531fe27876b53051",         "language": "en/US",         "name": "Hari Admin",         "profile_image": "",         "user_name": "admin_hari"       }     },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Update Profile</text:p>
          </table:table-cell>
          <table:table-cell table:style-name="ce7" office:value-type="string" calcext:value-type="string">
            <text:p>profile/update</text:p>
          </table:table-cell>
          <table:table-cell office:value-type="string" calcext:value-type="string">
            <text:p>POST</text:p>
          </table:table-cell>
          <table:table-cell/>
          <table:table-cell table:style-name="ce13" office:value-type="string" calcext:value-type="string">
            <text:p>{  "code": 200,  "following": false,  "id": "5f230e7bfe2d549df6270997",  "language": "en/US",  "name": "joyaltest babytest",  "profile_image": "",  "status": "Success",  "user_name": "joyalbaby2011"} </text:p>
          </table:table-cell>
          <table:table-cell table:number-columns-repeated="59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12:31:22.7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8-08T12:32:27.208000000</dc:date>
    <meta:editing-duration>PT8H10M4S</meta:editing-duration>
    <meta:editing-cycles>33</meta:editing-cycles>
    <meta:generator>LibreOffice/6.4.5.2$Windows_X86_64 LibreOffice_project/a726b36747cf2001e06b58ad5db1aa3a9a1872d6</meta:generator>
    <meta:document-statistic meta:table-count="1" meta:cell-count="185" meta:object-count="0"/>
  </office:meta>
</office:document-meta>
</file>